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7992in"/>
    </style:style>
    <style:style style:name="co14" style:family="table-column">
      <style:table-column-properties fo:break-before="auto" style:column-width="1.061in"/>
    </style:style>
    <style:style style:name="co15" style:family="table-column">
      <style:table-column-properties fo:break-before="auto" style:column-width="0.4602in"/>
    </style:style>
    <style:style style:name="co16" style:family="table-column">
      <style:table-column-properties fo:break-before="auto" style:column-width="0.3516in"/>
    </style:style>
    <style:style style:name="co17" style:family="table-column">
      <style:table-column-properties fo:break-before="auto" style:column-width="0.5366in"/>
    </style:style>
    <style:style style:name="co18" style:family="table-column">
      <style:table-column-properties fo:break-before="auto" style:column-width="0.6681in"/>
    </style:style>
    <style:style style:name="co19" style:family="table-column">
      <style:table-column-properties fo:break-before="auto" style:column-width="0.9744in"/>
    </style:style>
    <style:style style:name="co20" style:family="table-column">
      <style:table-column-properties fo:break-before="auto" style:column-width="0.711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9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7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8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9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30" style:family="table-cell" style:parent-style-name="Default"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3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ackground-color="#cccccc"/>
    </style:style>
    <style:style style:name="ce3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11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7" table:default-cell-style-name="ce18"/>
        <table:table-column table:style-name="co7" table:default-cell-style-name="ce22"/>
        <table:table-column table:style-name="co7" table:default-cell-style-name="ce25"/>
        <table:table-column table:style-name="co7" table:default-cell-style-name="ce28"/>
        <table:table-column table:style-name="co8" table:default-cell-style-name="Default"/>
        <table:table-column table:style-name="co9" table:default-cell-style-name="Default"/>
        <table:table-column table:style-name="co4" table:default-cell-style-name="ce16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99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AnimFrames</text:p>
          </table:table-cell>
          <table:table-cell table:style-name="ce5" office:value-type="string">
            <text:p>Price</text:p>
          </table:table-cell>
          <table:table-cell table:style-name="ce5" office:value-type="string">
            <text:p>Size</text:p>
          </table:table-cell>
          <table:table-cell table:style-name="ce17" office:value-type="string">
            <text:p>Sp</text:p>
          </table:table-cell>
          <table:table-cell table:style-name="ce21" office:value-type="string">
            <text:p>Su</text:p>
          </table:table-cell>
          <table:table-cell table:style-name="ce24" office:value-type="string">
            <text:p>Au</text:p>
          </table:table-cell>
          <table:table-cell table:style-name="ce27" office:value-type="string">
            <text:p>Wi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Re</text:p>
          </table:table-cell>
          <table:table-cell table:style-name="ce5" office:value-type="string">
            <text:p>Power</text:p>
          </table:table-cell>
          <table:table-cell table:style-name="ce5" office:value-type="string">
            <text:p>WaterR</text:p>
          </table:table-cell>
          <table:table-cell table:style-name="ce5" office:value-type="string">
            <text:p>FireR</text:p>
          </table:table-cell>
          <table:table-cell table:style-name="ce5" office:value-type="string">
            <text:p>SaltR</text:p>
          </table:table-cell>
          <table:table-cell table:style-name="ce5" office:value-type="string">
            <text:p>SaltClean</text:p>
          </table:table-cell>
          <table:table-cell table:style-name="ce5" office:value-type="string">
            <text:p>Animal</text:p>
          </table:table-cell>
          <table:table-cell table:style-name="ce1" office:value-type="string">
            <text:p>Stick</text:p>
          </table:table-cell>
          <table:table-cell table:style-name="ce37" office:value-type="string">
            <text:p>Rot</text:p>
          </table:table-cell>
          <table:table-cell table:style-name="ce37" office:value-type="string">
            <text:p>NoRot</text:p>
          </table:table-cell>
          <table:table-cell table:style-name="ce37" office:value-type="string">
            <text:p>Baby</text:p>
          </table:table-cell>
          <table:table-cell table:style-name="ce37" office:value-type="string">
            <text:p>SaltChance</text:p>
          </table:table-cell>
          <table:table-cell table:style-name="ce37" office:value-type="string">
            <text:p>BurnChance</text:p>
          </table:table-cell>
          <table:table-cell table:style-name="ce37" office:value-type="string">
            <text:p>AltTree</text:p>
          </table:table-cell>
          <table:table-cell table:number-columns-repeated="996"/>
        </table:table-row>
        <table:table-row table:style-name="ro1">
          <table:table-cell table:style-name="ce2" office:value-type="string">
            <text:p>*</text:p>
          </table:table-cell>
          <table:table-cell table:style-name="ce6" office:value-type="string">
            <text:p>Veggies</text:p>
          </table:table-cell>
          <table:table-cell table:style-name="ce12" office:value-type="string">
            <text:p>*</text:p>
          </table:table-cell>
          <table:table-cell table:style-name="ce12" table:number-columns-repeated="15"/>
          <table:table-cell table:style-name="ce36" table:number-columns-repeated="1003"/>
        </table:table-row>
        <table:table-row table:style-name="ro1">
          <table:table-cell office:value-type="string">
            <text:p>asparagus</text:p>
          </table:table-cell>
          <table:table-cell table:style-name="ce7" office:value-type="string">
            <text:p>Asparagus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10">
            <text:p>10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beet</text:p>
          </table:table-cell>
          <table:table-cell table:style-name="ce7" office:value-type="string">
            <text:p>Bee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bellpepper</text:p>
          </table:table-cell>
          <table:table-cell table:style-name="ce7" office:value-type="string">
            <text:p>Bell Pepper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carrot</text:p>
          </table:table-cell>
          <table:table-cell table:style-name="ce7" office:value-type="string">
            <text:p>Carrot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2">
            <text:p>2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4"/>
          <table:table-cell table:style-name="ce16" office:value-type="string">
            <text:p>Rabbit/0.03/4</text:p>
          </table:table-cell>
          <table:table-cell table:number-columns-repeated="1003"/>
        </table:table-row>
        <table:table-row table:style-name="ro1">
          <table:table-cell office:value-type="string">
            <text:p>corn</text:p>
          </table:table-cell>
          <table:table-cell table:style-name="ce7" office:value-type="string">
            <text:p>Corn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5">
            <text:p>5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garlic</text:p>
          </table:table-cell>
          <table:table-cell table:style-name="ce7" office:value-type="string">
            <text:p>Garlic</text:p>
          </table:table-cell>
          <table:table-cell table:style-name="ce13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30" office:value-type="float" office:value="6">
            <text:p>6</text:p>
          </table:table-cell>
          <table:table-cell table:style-name="ce33"/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ginger</text:p>
          </table:table-cell>
          <table:table-cell table:style-name="ce7" office:value-type="string">
            <text:p>Ginger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ce30" office:value-type="float" office:value="5">
            <text:p>5</text:p>
          </table:table-cell>
          <table:table-cell table:style-name="ce33"/>
          <table:table-cell table:style-name="ce33" office:value-type="float" office:value="4">
            <text:p>4</text:p>
          </table:table-cell>
          <table:table-cell table:number-columns-repeated="10"/>
          <table:table-cell office:value-type="float" office:value="0.5">
            <text:p>0.5</text:p>
          </table:table-cell>
          <table:table-cell table:number-columns-repeated="997"/>
        </table:table-row>
        <table:table-row table:style-name="ro1">
          <table:table-cell office:value-type="string">
            <text:p>leek</text:p>
          </table:table-cell>
          <table:table-cell table:style-name="ce8" office:value-type="string">
            <text:p>Leek</text:p>
          </table:table-cell>
          <table:table-cell table:style-name="ce14" office:value-type="string">
            <text:p>veg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table:style-name="ce19"/>
          <table:table-cell table:style-name="ce23"/>
          <table:table-cell table:style-name="ce26"/>
          <table:table-cell table:style-name="ce29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/>
          <table:table-cell table:style-name="ce35"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ineapple</text:p>
          </table:table-cell>
          <table:table-cell table:style-name="ce7" office:value-type="string">
            <text:p>Pineapple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30" office:value-type="float" office:value="12">
            <text:p>12</text:p>
          </table:table-cell>
          <table:table-cell table:style-name="ce33"/>
          <table:table-cell table:style-name="ce33"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radish</text:p>
          </table:table-cell>
          <table:table-cell table:style-name="ce7" office:value-type="string">
            <text:p>Radis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hubarb</text:p>
          </table:table-cell>
          <table:table-cell table:style-name="ce7" office:value-type="string">
            <text:p>Rhubarb</text:p>
          </table:table-cell>
          <table:table-cell table:style-name="ce13" office:value-type="string">
            <text:p>veg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/>
          <table:table-cell table:style-name="ce30" office:value-type="float" office:value="8">
            <text:p>8</text:p>
          </table:table-cell>
          <table:table-cell table:style-name="ce33"/>
          <table:table-cell table:style-name="ce33"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office:value-type="string">
            <text:p>spinach</text:p>
          </table:table-cell>
          <table:table-cell table:style-name="ce7" office:value-type="string">
            <text:p>Spinach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0" office:value-type="float" office:value="1">
            <text:p>1</text:p>
          </table:table-cell>
          <table:table-cell table:style-name="ce33"/>
          <table:table-cell table:style-name="ce33" office:value-type="float" office:value="1">
            <text:p>1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office:value-type="string">
            <text:p>tomato</text:p>
          </table:table-cell>
          <table:table-cell table:style-name="ce7" office:value-type="string">
            <text:p>Tomato</text:p>
          </table:table-cell>
          <table:table-cell table:style-name="ce13" office:value-type="string">
            <text:p>veg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3">
            <text:p>3</text:p>
          </table:table-cell>
          <table:table-cell table:style-name="ce33"/>
          <table:table-cell table:style-name="ce33" office:value-type="float" office:value="2">
            <text:p>2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6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Tree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pple</text:p>
          </table:table-cell>
          <table:table-cell table:style-name="ce7" office:value-type="string">
            <text:p>Apple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0" office:value-type="float" office:value="5">
            <text:p>5</text:p>
          </table:table-cell>
          <table:table-cell table:number-columns-repeated="2" table:style-name="ce33" office:value-type="float" office:value="2">
            <text:p>2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apricot</text:p>
          </table:table-cell>
          <table:table-cell table:style-name="ce7" office:value-type="string">
            <text:p>Apricot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0" office:value-type="float" office:value="24">
            <text:p>2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avocado</text:p>
          </table:table-cell>
          <table:table-cell table:style-name="ce7" office:value-type="string">
            <text:p>Avocad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21">
            <text:p>21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banana</text:p>
          </table:table-cell>
          <table:table-cell table:style-name="ce7" office:value-type="string">
            <text:p>Banana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style-name="ce30" office:value-type="float" office:value="7">
            <text:p>7</text:p>
          </table:table-cell>
          <table:table-cell table:number-columns-repeated="2" table:style-name="ce33" office:value-type="float" office:value="3">
            <text:p>3</text:p>
          </table:table-cell>
          <table:table-cell table:number-columns-repeated="4"/>
          <table:table-cell table:style-name="ce16" office:value-type="string">
            <text:p>Monkey/0.01/10</text:p>
          </table:table-cell>
          <table:table-cell table:number-columns-repeated="5"/>
          <table:table-cell office:value-type="float" office:value="0.25">
            <text:p>0.25</text:p>
          </table:table-cell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blackberry</text:p>
          </table:table-cell>
          <table:table-cell table:style-name="ce7" office:value-type="string">
            <text:p>Blackberry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table:style-name="ce30" office:value-type="float" office:value="14">
            <text:p>14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apes</text:p>
          </table:table-cell>
          <table:table-cell table:style-name="ce8" office:value-type="string">
            <text:p>Grapes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1" office:value-type="float" office:value="20">
            <text:p>20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specialgrapes</text:p>
          </table:table-cell>
          <table:table-cell table:style-name="ce8" office:value-type="string">
            <text:p>Grapes+</text:p>
          </table:table-cell>
          <table:table-cell table:style-name="ce14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table:style-name="ce19"/>
          <table:table-cell table:style-name="ce23"/>
          <table:table-cell table:style-name="ce26" office:value-type="float" office:value="2">
            <text:p>2</text:p>
          </table:table-cell>
          <table:table-cell table:style-name="ce29"/>
          <table:table-cell table:style-name="ce32" office:value-type="float" office:value="4">
            <text:p>4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kiwi</text:p>
          </table:table-cell>
          <table:table-cell table:style-name="ce7" office:value-type="string">
            <text:p>Kiwi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style-name="ce30" office:value-type="float" office:value="40">
            <text:p>40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lemon</text:p>
          </table:table-cell>
          <table:table-cell table:style-name="ce7" office:value-type="string">
            <text:p>Lemon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5">
            <text:p>5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ango</text:p>
          </table:table-cell>
          <table:table-cell table:style-name="ce7" office:value-type="string">
            <text:p>Mango</text:p>
          </table:table-cell>
          <table:table-cell table:style-name="ce13" office:value-type="string">
            <text:p>tree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0" office:value-type="float" office:value="3">
            <text:p>3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">
            <text:p>1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e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7">
            <text:p>7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ic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Fishing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5">
            <text:p>5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6"/>
          <table:table-cell table:style-name="ce38" office:value-type="string">
            <text:p>yes</text:p>
          </table:table-cell>
          <table:table-cell table:style-name="ce38"/>
          <table:table-cell table:number-columns-repeated="1000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Cow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office:value-type="string">
            <text:p>yeh</text:p>
          </table:table-cell>
          <table:table-cell table:number-columns-repeated="1004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Mushroom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9" office:value-type="string">
            <text:p>Eggs</text:p>
          </table:table-cell>
          <table:table-cell table:style-name="ce15" office:value-type="string">
            <text:p>*</text:p>
          </table:table-cell>
          <table:table-cell table:style-name="ce15" table:number-columns-repeated="3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Technolog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Rare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1"/>
          <table:table-cell table:style-name="ce16" office:value-type="string">
            <text:p>tropictree</text:p>
          </table:table-cell>
          <table:table-cell table:number-columns-repeated="996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ultrarod</text:p>
          </table:table-cell>
          <table:table-cell office:value-type="string">
            <text:p>Master Bait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goodfood</text:p>
          </table:table-cell>
          <table:table-cell office:value-type="string">
            <text:p>Delicious Food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table:number-columns-repeated="5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notdrugs</text:p>
          </table:table-cell>
          <table:table-cell office:value-type="string">
            <text:p>Funny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2">
            <text:p>2</text:p>
          </table:table-cell>
          <table:table-cell table:number-columns-repeated="1002"/>
        </table:table-row>
        <table:table-row table:style-name="ro1">
          <table:table-cell office:value-type="string">
            <text:p>lotus</text:p>
          </table:table-cell>
          <table:table-cell office:value-type="string">
            <text:p>Sacred Lotus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11">
            <text:p>11</text:p>
          </table:table-cell>
          <table:table-cell table:number-columns-repeated="1008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99">
            <text:p>999</text:p>
          </table:table-cell>
          <table:table-cell table:style-name="ce16" office:value-type="float" office:value="999">
            <text:p>999</text:p>
          </table:table-cell>
          <table:table-cell office:value-type="float" office:value="11">
            <text:p>1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002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Enemy-Only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6" office:value-type="string">
            <text:p>yes</text:p>
          </table:table-cell>
          <table:table-cell table:number-columns-repeated="1000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engine</text:p>
          </table:table-cell>
          <table:table-cell office:value-type="string">
            <text:p>Engine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Byte Baby</text:p>
          </table:table-cell>
          <table:table-cell office:value-type="string">
            <text:p>babb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robo</text:p>
          </table:table-cell>
          <table:table-cell table:number-columns-repeated="999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uilding Permit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house</text:p>
          </table:table-cell>
          <table:table-cell office:value-type="string">
            <text:p>House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Smart Lightbulb</text:p>
          </table:table-cell>
          <table:table-cell office:value-type="string">
            <text:p>tech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 office:value-type="string">
            <text:p>download</text:p>
          </table:table-cell>
          <table:table-cell office:value-type="string">
            <text:p>Download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cloud</text:p>
          </table:table-cell>
          <table:table-cell office:value-type="string">
            <text:p>The Cloud</text:p>
          </table:table-cell>
          <table:table-cell office:value-type="string">
            <text:p>clou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0">
            <text:p>100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porcini</text:p>
          </table:table-cell>
          <table:table-cell office:value-type="string">
            <text:p>Porcini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 Bomb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hotgun</text:p>
          </table:table-cell>
          <table:table-cell office:value-type="string">
            <text:p>Shotgu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</text:p>
          </table:table-cell>
          <table:table-cell office:value-type="string">
            <text:p>v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Smart Salt</text:p>
          </table:table-cell>
          <table:table-cell office:value-type="string">
            <text:p>veg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5">
            <text:p>0.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gastank</text:p>
          </table:table-cell>
          <table:table-cell office:value-type="string">
            <text:p>Gas Tank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"/>
          <table:table-cell office:value-type="float" office:value="0.25">
            <text:p>0.25</text:p>
          </table:table-cell>
          <table:table-cell table:number-columns-repeated="997"/>
        </table:table-row>
        <table:table-row table:style-name="ro1">
          <table:table-cell table:style-name="ce4" office:value-type="string">
            <text:p>airfilter</text:p>
          </table:table-cell>
          <table:table-cell office:value-type="string">
            <text:p>Air Filter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dipstick</text:p>
          </table:table-cell>
          <table:table-cell office:value-type="string">
            <text:p>Dip Stick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cacao</text:p>
          </table:table-cell>
          <table:table-cell office:value-type="string">
            <text:p>Cacao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ananaPill</text:p>
          </table:table-cell>
          <table:table-cell office:value-type="string">
            <text:p>Banana Pill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Beckett Nerf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table:style-name="ce4" office:value-type="string">
            <text:p>mushNerf</text:p>
          </table:table-cell>
          <table:table-cell office:value-type="string">
            <text:p>Mushroom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iceNerf</text:p>
          </table:table-cell>
          <table:table-cell office:value-type="string">
            <text:p>Paddy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treeNerf</text:p>
          </table:table-cell>
          <table:table-cell office:value-type="string">
            <text:p>Tree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vegNerf</text:p>
          </table:table-cell>
          <table:table-cell office:value-type="string">
            <text:p>Veggi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fishNerf</text:p>
          </table:table-cell>
          <table:table-cell office:value-type="string">
            <text:p>Fish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beeNerf</text:p>
          </table:table-cell>
          <table:table-cell office:value-type="string">
            <text:p>Bee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eggNerf</text:p>
          </table:table-cell>
          <table:table-cell office:value-type="string">
            <text:p>Egg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reNerf</text:p>
          </table:table-cell>
          <table:table-cell office:value-type="string">
            <text:p>Regrowing Crops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WACG Cards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char0</text:p>
          </table:table-cell>
          <table:table-cell office:value-type="string">
            <text:p>Pale Blood Hors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char1</text:p>
          </table:table-cell>
          <table:table-cell office:value-type="string">
            <text:p>Mabingy the Elf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char2</text:p>
          </table:table-cell>
          <table:table-cell office:value-type="string">
            <text:p>Pagan Cave Bat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har3</text:p>
          </table:table-cell>
          <table:table-cell office:value-type="string">
            <text:p>Just a Slim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char4</text:p>
          </table:table-cell>
          <table:table-cell office:value-type="string">
            <text:p>Trash Lobs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6">
            <text:p>6</text:p>
          </table:table-cell>
          <table:table-cell table:number-columns-repeated="1008"/>
        </table:table-row>
        <table:table-row table:style-name="ro1">
          <table:table-cell office:value-type="string">
            <text:p>elem0</text:p>
          </table:table-cell>
          <table:table-cell office:value-type="string">
            <text:p>Fire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1</text:p>
          </table:table-cell>
          <table:table-cell office:value-type="string">
            <text:p>Eart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2</text:p>
          </table:table-cell>
          <table:table-cell office:value-type="string">
            <text:p>Wa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elem3</text:p>
          </table:table-cell>
          <table:table-cell office:value-type="string">
            <text:p>Tech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x0</text:p>
          </table:table-cell>
          <table:table-cell office:value-type="string">
            <text:p>Gobulin Shield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1</text:p>
          </table:table-cell>
          <table:table-cell office:value-type="string">
            <text:p>Wand of Ps'ghetti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2</text:p>
          </table:table-cell>
          <table:table-cell office:value-type="string">
            <text:p>Infernal Doug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3</text:p>
          </table:table-cell>
          <table:table-cell office:value-type="string">
            <text:p>Regular Baseball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x4</text:p>
          </table:table-cell>
          <table:table-cell office:value-type="string">
            <text:p>The Blue Winte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*</text:p>
          </table:table-cell>
          <table:table-cell table:style-name="ce10" office:value-type="string">
            <text:p>Food2</text:p>
          </table:table-cell>
          <table:table-cell table:style-name="ce15" table:number-columns-repeated="4"/>
          <table:table-cell table:style-name="ce20" table:number-columns-repeated="5"/>
          <table:table-cell table:style-name="ce34" table:number-columns-repeated="2"/>
          <table:table-cell table:style-name="ce36" table:number-columns-repeated="1008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 Original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 Class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1008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 Crispy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 WH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"/>
          <table:table-cell office:value-type="float" office:value="0.15">
            <text:p>0.15</text:p>
          </table:table-cell>
          <table:table-cell table:number-columns-repeated="997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 SP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"/>
          <table:table-cell office:value-type="float" office:value="0.75">
            <text:p>0.75</text:p>
          </table:table-cell>
          <table:table-cell table:number-columns-repeated="997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 Epic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7">
            <text:p>7</text:p>
          </table:table-cell>
          <table:table-cell table:number-columns-repeated="9"/>
          <table:table-cell office:value-type="float" office:value="0.25">
            <text:p>0.25</text:p>
          </table:table-cell>
          <table:table-cell table:number-columns-repeated="998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 RR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 Midnit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 Purple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Crystal Food2</text:p>
          </table:table-cell>
          <table:table-cell office:value-type="string">
            <text:p>food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food2powder</text:p>
          </table:table-cell>
          <table:table-cell office:value-type="string">
            <text:p>Food2 Powder</text:p>
          </table:table-cell>
          <table:table-cell office:value-type="string">
            <text:p>food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1008"/>
        </table:table-row>
        <table:table-row table:style-name="ro1">
          <table:table-cell office:value-type="string">
            <text:p>food2bar</text:p>
          </table:table-cell>
          <table:table-cell office:value-type="string">
            <text:p>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food2barChoc</text:p>
          </table:table-cell>
          <table:table-cell office:value-type="string">
            <text:p>Chocky Foobar2</text:p>
          </table:table-cell>
          <table:table-cell office:value-type="string">
            <text:p>food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9">
            <text:p>9</text:p>
          </table:table-cell>
          <table:table-cell table:number-columns-repeated="1008"/>
        </table:table-row>
        <table:table-row table:style-name="ro1">
          <table:table-cell office:value-type="string">
            <text:p>soybean</text:p>
          </table:table-cell>
          <table:table-cell office:value-type="string">
            <text:p>Soybean</text:p>
          </table:table-cell>
          <table:table-cell office:value-type="string">
            <text:p>veg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8">
            <text:p>8</text:p>
          </table:table-cell>
          <table:table-cell table:number-columns-repeated="1008"/>
        </table:table-row>
        <table:table-row table:style-name="ro1">
          <table:table-cell office:value-type="string">
            <text:p>conveyorEnd</text:p>
          </table:table-cell>
          <table:table-cell office:value-type="string">
            <text:p>Food2 Conveyor</text:p>
          </table:table-cell>
          <table:table-cell office:value-type="string">
            <text:p>car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999">
            <text:p>999</text:p>
          </table:table-cell>
          <table:table-cell/>
          <table:table-cell office:value-type="float" office:value="10">
            <text:p>10</text:p>
          </table:table-cell>
          <table:table-cell table:number-columns-repeated="1008"/>
        </table:table-row>
        <table:table-row table:style-name="ro1">
          <table:table-cell office:value-type="string">
            <text:p>soybaby</text:p>
          </table:table-cell>
          <table:table-cell office:value-type="string">
            <text:p>Soy Baby</text:p>
          </table:table-cell>
          <table:table-cell office:value-type="string">
            <text:p>babby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8"/>
          <table:table-cell office:value-type="string">
            <text:p>soyChild</text:p>
          </table:table-cell>
          <table:table-cell table:number-columns-repeated="999"/>
        </table:table-row>
        <table:table-row table:style-name="ro1" table:number-rows-repeated="10484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R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0:2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8-01-27T10:25:05.71</dc:date>
    <dc:creator>Seab Dinch</dc:creator>
    <meta:editing-duration>P23DT4H24M18S</meta:editing-duration>
    <meta:editing-cycles>198</meta:editing-cycles>
    <meta:generator>OpenOffice/4.1.2$Win32 OpenOffice.org_project/412m3$Build-9782</meta:generator>
    <meta:document-statistic meta:table-count="3" meta:cell-count="1634" meta:object-count="0"/>
  </office:meta>
</office:document-meta>
</file>